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16a" officeooo:paragraph-rsid="00178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1:58:39.823831715</meta:creation-date>
    <meta:generator>LibreOffice/6.4.6.2$Linux_X86_64 LibreOffice_project/40$Build-2</meta:generator>
    <dc:date>2021-01-14T22:07:40.51559098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